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9EFEFDE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lyt-rededges-title">
      <style:graphic-properties draw:auto-grow-height="true" fo:min-height="3.506cm"/>
    </style:style>
    <style:style style:name="pr2" style:family="presentation" style:parent-style-name="lyt-rededges-subtitle">
      <style:graphic-properties draw:fill-color="#ffffff" draw:auto-grow-height="true" fo:min-height="12.18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title">
      <style:graphic-properties fo:min-height="3.506cm"/>
    </style:style>
    <style:style style:name="pr5" style:family="presentation" style:parent-style-name="lyt-rededges-outline1">
      <style:graphic-properties fo:min-height="12.18cm"/>
    </style:style>
    <style:style style:name="pr6" style:family="presentation" style:parent-style-name="lyt-rededges-notes">
      <style:graphic-properties draw:fill-color="#ffffff" fo:min-height="13.364cm"/>
    </style:style>
    <style:style style:name="P1" style:family="paragraph">
      <style:text-properties fo:color="#355e00" fo:font-size="36pt" fo:text-shadow="1pt 1pt" fo:font-weight="normal" style:font-size-asian="36pt" style:font-weight-asian="normal" style:font-size-complex="36pt" style:font-weight-complex="normal"/>
    </style:style>
    <style:style style:name="P2" style:family="paragraph">
      <style:paragraph-properties fo:text-align="end"/>
      <style:text-properties fo:color="#666666" fo:font-size="22pt" fo:font-style="italic" style:font-size-asian="22pt" style:font-style-asian="italic" style:font-size-complex="22pt" style:font-style-complex="italic"/>
    </style:style>
    <style:style style:name="P3" style:family="paragraph">
      <style:text-properties fo:font-size="28.1000003814697pt"/>
    </style:style>
    <style:style style:name="T1" style:family="text">
      <style:text-properties fo:color="#355e00" fo:font-size="36pt" fo:text-shadow="1pt 1pt" fo:font-weight="normal" style:font-size-asian="36pt" style:font-weight-asian="normal" style:font-size-complex="36pt" style:font-weight-complex="normal"/>
    </style:style>
    <style:style style:name="T2" style:family="text">
      <style:text-properties fo:color="#666666"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layer="layout" svg:width="17.099cm" svg:height="3.506cm" svg:x="10.1cm" svg:y="0.837cm" presentation:class="title" presentation:user-transformed="true">
          <draw:text-box>
            <text:p>Soutenance du 17/04/2013</text:p>
          </draw:text-box>
        </draw:frame>
        <draw:frame presentation:style-name="pr2" draw:text-style-name="P1" draw:layer="layout" svg:width="21.599cm" svg:height="12.18cm" svg:x="5.5cm" svg:y="4.314cm" presentation:class="subtitle" presentation:user-transformed="true">
          <draw:text-box>
            <text:p text:style-name="P1"><text:span text:style-name="T1">Résolution d'équation différentielles avec conditions aux limites par la méthode de tir et la méthode des différences finies</text:span></text:p>
          </draw:text-box>
        </draw:frame>
        <draw:frame draw:style-name="gr1" draw:text-style-name="P2" draw:layer="layout" svg:width="19.2cm" svg:height="3.723cm" svg:x="5.8cm" svg:y="15.305cm">
          <draw:text-box>
            <text:p text:style-name="P2"><text:span text:style-name="T2">Etienne Caillosse</text:span><text:span text:style-name="T2"><text:line-break/></text:span><text:span text:style-name="T2">Nicolas Launay</text:span></text:p>
            <text:p text:style-name="P2"><text:span text:style-name="T2">Sébastien Lemaire—Hey</text:span></text:p>
            <text:p text:style-name="P2"><text:span text:style-name="T2">Killian Poulet-Alliga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Sommaire</text:p>
          </draw:text-box>
        </draw:frame>
        <draw:frame presentation:style-name="pr5" draw:layer="layout" svg:width="21.599cm" svg:height="12.18cm" svg:x="7.6cm" svg:y="7.214cm" presentation:class="outline" presentation:user-transformed="true">
          <draw:text-box>
            <text:list text:style-name="L3">
              <text:list-item>
                <text:p>Présentation du sujet</text:p>
              </text:list-item>
              <text:list-item>
                <text:p>Algorithmie et programmation</text:p>
              </text:list-item>
              <text:list-item>
                <text:p>Applications scientifiques</text:p>
              </text:list-item>
              <text:list-item>
                <text:p>Conclusion et perspectives</text:p>
              </text:list-item>
              <text:list-item>
                <text:p>Bibliograph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draw:frame presentation:style-name="pr4" draw:layer="layout" svg:width="17.099cm" svg:height="3.506cm" svg:x="10.1cm" svg:y="0.837cm" presentation:class="title" presentation:user-transformed="true">
          <draw:text-box>
            <text:p>Présentation du sujet</text:p>
          </draw:text-box>
        </draw:frame>
        <draw:frame presentation:style-name="pr5" draw:layer="layout" svg:width="21.599cm" svg:height="12.18cm" svg:x="5.5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draw:frame presentation:style-name="pr4" draw:layer="layout" svg:width="17.099cm" svg:height="3.506cm" svg:x="10.1cm" svg:y="0.837cm" presentation:class="title" presentation:user-transformed="true">
          <draw:text-box>
            <text:p>Algorithmie et programmation</text:p>
          </draw:text-box>
        </draw:frame>
        <draw:frame presentation:style-name="pr5" draw:layer="layout" svg:width="21.599cm" svg:height="12.18cm" svg:x="5.5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draw:frame presentation:style-name="pr4" draw:layer="layout" svg:width="17.099cm" svg:height="3.506cm" svg:x="10.1cm" svg:y="0.837cm" presentation:class="title" presentation:user-transformed="true">
          <draw:text-box>
            <text:p>Applications scientifiques</text:p>
          </draw:text-box>
        </draw:frame>
        <draw:frame presentation:style-name="pr5" draw:layer="layout" svg:width="21.599cm" svg:height="12.18cm" svg:x="5.5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Conclusion et perspectives</text:p>
          </draw:text-box>
        </draw:frame>
        <draw:frame presentation:style-name="pr5" draw:layer="layout" svg:width="21.599cm" svg:height="12.18cm" svg:x="5.5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p>Bibliographie</text:p>
          </draw:text-box>
        </draw:frame>
        <draw:frame presentation:style-name="pr5" draw:layer="layout" svg:width="21.599cm" svg:height="12.18cm" svg:x="3.4cm" svg:y="8.514cm" presentation:class="outline" presentation:user-transformed="true">
          <draw:text-box>
            <text:list text:style-name="L3">
              <text:list-item>
                <text:list>
                  <text:list-item>
                    <text:p><text:a xlink:href="http://www.sciences.univ-nantes.fr/physique/perso/aloui/m_numeri/61eqdiff/61eqdiff.htm#ch6" xlink:type="simple">Université de Nantes</text:a> <text:span text:style-name="T3">(lien indisponible)</text:span></text:p>
                  </text:list-item>
                  <text:list-item>
                    <text:p><text:span text:style-name="T3"><text:a xlink:href="http://www.discip.ac-caen.fr/phch/culture/equadif/Equations-differentielles.pdf" xlink:type="simple">Université de Caen</text:a></text:span></text:p>
                  </text:list-item>
                  <text:list-item>
                    <text:p><text:span text:style-name="T3"><text:a xlink:href="http://wikipedia.org/" xlink:type="simple">Wikipédia.org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color="#0099ff"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2.18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éro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win </meta:initial-creator>
    <meta:creation-date>2013-04-10T17:40:13</meta:creation-date>
    <dc:date>2013-04-10T18:09:26</dc:date>
    <dc:creator>Rowin </dc:creator>
    <meta:editing-duration>PT3M14S</meta:editing-duration>
    <meta:editing-cycles>2</meta:editing-cycles>
    <meta:generator>LibreOffice/3.5$Linux_X86_64 LibreOffice_project/350m1$Build-2</meta:generator>
    <meta:document-statistic meta:object-count="61"/>
  </office:meta>
</office:document-meta>
</file>